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1.207cm"/>
    </style:style>
    <style:style style:name="gr2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605cm" fo:min-width="2.133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3cm" svg:stroke-color="#000000" draw:marker-start="Arrow" draw:marker-start-width="0.279cm" draw:marker-end-width="0.279cm" draw:fill-color="#ffffff" draw:opacity="100%" draw:textarea-horizontal-align="justify" draw:textarea-vertical-align="middle" draw:auto-grow-height="false" fo:min-height="0.857cm" fo:min-width="3.784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6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  <style:text-properties style:font-name="Calibri" fo:font-size="15.3999996185303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text-align="center"/>
      <style:text-properties style:font-name="Calibri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13cm" svg:height="1.016cm" svg:x="16.759cm" svg:y="14.462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667cm" svg:height="0.889cm" svg:x="18.283cm" svg:y="12.684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1.016cm" svg:x="18.41cm" svg:y="10.906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667cm" svg:height="0.889cm" svg:x="18.283cm" svg:y="9.255cm">
          <text:p text:style-name="P1"><text:span text:style-name="T1">Sew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9.616cm" svg:y1="12.684cm" svg:x2="19.617cm" svg:y2="11.922cm" draw:start-shape="id1" draw:start-glue-point="0" draw:end-shape="id2" draw:end-glue-point="8" svg:d="M19616 12684l1-762" svg:viewBox="0 0 2 763">
          <text:p/>
        </draw:connector>
        <draw:connector draw:style-name="gr3" draw:text-style-name="P4" draw:layer="layout" draw:type="line" svg:x1="19.617cm" svg:y1="10.906cm" svg:x2="19.616cm" svg:y2="10.144cm" draw:start-shape="id2" draw:start-glue-point="4" draw:end-shape="id3" draw:end-glue-point="2" svg:d="M19617 10906l-1-762" svg:viewBox="0 0 2 763">
          <text:p/>
        </draw:connector>
        <draw:connector draw:style-name="gr3" draw:text-style-name="P4" draw:layer="layout" draw:type="line" svg:x1="17.966cm" svg:y1="14.462cm" svg:x2="19.616cm" svg:y2="13.573cm" draw:start-shape="id4" draw:start-glue-point="4" draw:end-shape="id1" draw:end-glue-point="2" svg:d="M17966 14462l1650-889" svg:viewBox="0 0 1651 890">
          <text:p/>
        </draw:connector>
        <draw:custom-shape draw:style-name="gr4" draw:text-style-name="P5" xml:id="id5" draw:id="id5" draw:layer="layout" svg:width="4.318cm" svg:height="1.141cm" svg:x="22.717cm" svg:y="18.782cm">
          <text:p text:style-name="P1"><text:span text:style-name="T1">Flow Storage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>
            <draw:custom-shape draw:style-name="gr5" draw:text-style-name="P2" draw:layer="layout" svg:width="6.35cm" svg:height="2.794cm" svg:x="21.701cm" svg:y="13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2.294cm" svg:height="0.956cm" svg:x="21.82cm" svg:y="13.901cm">
              <text:p text:style-name="P6"><text:span text:style-name="T2">Sewage </text:span></text:p>
              <text:p text:style-name="P6"><text:span text:style-name="T2">Treatment Pla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.643cm" svg:height="0.956cm" svg:x="24.241cm" svg:y="13.901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905cm" svg:height="0.956cm" svg:x="26.011cm" svg:y="13.901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1.778cm" svg:height="0.717cm" svg:x="21.947cm" svg:y="15.695cm">
              <text:p text:style-name="P1"><text:span text:style-name="T4">Object Typ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8" draw:layer="layout" svg:width="1.778cm" svg:height="0.717cm" svg:x="24.106cm" svg:y="15.695cm">
              <text:p text:style-name="P1"><text:span text:style-name="T4">Classification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8" draw:layer="layout" svg:width="1.778cm" svg:height="0.717cm" svg:x="26.138cm" svg:y="15.695cm">
              <text:p text:style-name="P1"><text:span text:style-name="T5">Predefined Type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4" draw:layer="layout" svg:x1="22.836cm" svg:y1="15.694cm" svg:x2="22.836cm" svg:y2="14.857cm">
              <text:p/>
            </draw:line>
            <draw:line draw:style-name="gr3" draw:text-style-name="P4" draw:layer="layout" svg:x1="24.995cm" svg:y1="15.694cm" svg:x2="24.995cm" svg:y2="14.857cm">
              <text:p/>
            </draw:line>
            <draw:line draw:style-name="gr3" draw:text-style-name="P4" draw:layer="layout" svg:x1="26.995cm" svg:y1="15.695cm" svg:x2="26.995cm" svg:y2="14.858cm">
              <text:p/>
            </draw:line>
          </draw:g>
        </draw:g>
        <draw:connector draw:style-name="gr3" draw:text-style-name="P4" draw:layer="layout" draw:type="line" svg:x1="24.876cm" svg:y1="18.782cm" svg:x2="24.876cm" svg:y2="16.575cm" draw:start-shape="id5" draw:start-glue-point="0" draw:end-shape="id6" draw:end-glue-point="2" svg:d="M24876 18782v-2207" svg:viewBox="0 0 1 2208">
          <text:p/>
        </draw:connector>
        <draw:custom-shape draw:style-name="gr2" draw:text-style-name="P3" xml:id="id7" draw:id="id7" draw:layer="layout" svg:width="2.667cm" svg:height="0.889cm" svg:x="14.97cm" svg:y="12.684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413cm" svg:height="1.016cm" svg:x="15.097cm" svg:y="10.906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.667cm" svg:height="0.889cm" svg:x="14.97cm" svg:y="9.255cm">
          <text:p text:style-name="P1"><text:span text:style-name="T1">Sanit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303cm" svg:y1="12.684cm" svg:x2="16.304cm" svg:y2="11.922cm" draw:start-shape="id7" draw:start-glue-point="0" draw:end-shape="id8" draw:end-glue-point="8" svg:d="M16303 12684l1-762" svg:viewBox="0 0 2 763">
          <text:p/>
        </draw:connector>
        <draw:connector draw:style-name="gr3" draw:text-style-name="P4" draw:layer="layout" draw:type="line" svg:x1="16.304cm" svg:y1="10.906cm" svg:x2="16.303cm" svg:y2="10.144cm" draw:start-shape="id8" draw:start-glue-point="4" draw:end-shape="id9" draw:end-glue-point="2" svg:d="M16304 10906l-1-762" svg:viewBox="0 0 2 763">
          <text:p/>
        </draw:connector>
        <draw:connector draw:style-name="gr3" draw:text-style-name="P4" draw:layer="layout" draw:type="line" svg:x1="17.966cm" svg:y1="14.462cm" svg:x2="16.303cm" svg:y2="13.573cm" draw:start-shape="id4" draw:start-glue-point="4" draw:end-shape="id7" draw:end-glue-point="2" svg:d="M17966 14462l-1663-889" svg:viewBox="0 0 1664 890">
          <text:p/>
        </draw:connector>
        <draw:connector draw:style-name="gr3" draw:text-style-name="P4" draw:layer="layout" svg:x1="22.717cm" svg:y1="19.352cm" svg:x2="17.966cm" svg:y2="15.478cm" draw:start-shape="id5" draw:start-glue-point="3" draw:end-shape="id4" draw:end-glue-point="8" svg:d="M22717 19352h-4751v-3874" svg:viewBox="0 0 4752 3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1:05:09.408000000</meta:creation-date>
    <dc:date>2018-11-21T17:46:13.593000000</dc:date>
    <meta:editing-duration>PT5H39M8S</meta:editing-duration>
    <meta:editing-cycles>13</meta:editing-cycles>
    <meta:generator>LibreOffice/6.1.2.1$Windows_X86_64 LibreOffice_project/65905a128db06ba48db947242809d14d3f9a93fe</meta:generator>
    <meta:document-statistic meta:object-count="28"/>
  </office:meta>
</office:document-meta>
</file>